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Mangal1" svg:font-family="Mangal"/>
    <style:font-face style:name="OpenSymbol" svg:font-family="OpenSymbol"/>
    <style:font-face style:name="Segoe Print" svg:font-family="'Segoe Print'"/>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style:text-autospace="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 style:position="6.75in"/>
          <style:tab-stop style:position="7in"/>
          <style:tab-stop style:position="7.25in"/>
          <style:tab-stop style:position="7.5in"/>
          <style:tab-stop style:position="7.75in"/>
          <style:tab-stop style:position="8in"/>
        </style:tab-stops>
      </style:paragraph-properties>
      <style:text-properties fo:font-variant="normal" fo:text-transform="none" fo:color="#333333" style:font-name="Arial1" fo:font-size="10.5pt" fo:letter-spacing="normal" fo:language="en" fo:country="US" fo:font-style="normal" fo:font-weight="normal" style:font-name-asian="Segoe Print" style:font-size-asian="12pt" style:font-name-complex="Segoe Print" style:font-size-complex="12pt"/>
    </style:style>
    <style:style style:name="P2" style:family="paragraph" style:parent-style-name="Text_20_body" style:list-style-name="L1">
      <style:paragraph-properties fo:margin-top="0.1043in" fo:margin-bottom="0in" style:line-height-at-least="0.2083in" fo:widows="1" fo:padding="0in" fo:border="none"/>
      <style:text-properties fo:font-variant="normal" fo:text-transform="none" fo:color="#333333" style:font-name="Arial1" fo:font-size="10.5pt" fo:letter-spacing="normal" fo:font-style="normal" fo:font-weight="normal"/>
    </style:style>
    <style:style style:name="P3" style:family="paragraph" style:parent-style-name="Text_20_body" style:list-style-name="L3">
      <style:paragraph-properties fo:margin-top="0.1043in" fo:margin-bottom="0in" style:line-height-at-least="0.2083in" fo:widows="1" fo:padding="0in" fo:border="none"/>
      <style:text-properties fo:font-variant="normal" fo:text-transform="none" fo:color="#333333" style:font-name="Arial1" fo:font-size="10.5pt" fo:letter-spacing="normal" fo:font-style="normal" fo:font-weight="normal"/>
    </style:style>
    <style:style style:name="P4" style:family="paragraph" style:parent-style-name="Text_20_body" style:list-style-name="L3">
      <style:paragraph-properties fo:margin-left="0in" fo:margin-right="0in" fo:margin-top="0in" fo:margin-bottom="0in" style:line-height-at-least="0.2083in" fo:widows="1" fo:text-indent="0in" style:auto-text-indent="false" fo:background-color="transparent" fo:padding="0in" fo:border="none">
        <style:background-image/>
      </style:paragraph-properties>
      <style:text-properties fo:font-variant="normal" fo:text-transform="none" fo:color="#333333" style:font-name="Arial1" fo:font-size="10.5pt" fo:letter-spacing="normal" fo:font-style="normal" fo:font-weight="normal"/>
    </style:style>
    <style:style style:name="P5" style:family="paragraph" style:parent-style-name="Standard">
      <style:paragraph-properties style:text-autospace="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 style:position="6.75in"/>
          <style:tab-stop style:position="7in"/>
          <style:tab-stop style:position="7.25in"/>
          <style:tab-stop style:position="7.5in"/>
          <style:tab-stop style:position="7.75in"/>
          <style:tab-stop style:position="8in"/>
        </style:tab-stops>
      </style:paragraph-properties>
      <style:text-properties style:font-name="Arial" fo:font-size="12pt" fo:language="en" fo:country="US" style:font-name-asian="Segoe Print" style:font-size-asian="12pt" style:font-name-complex="Segoe Print" style:font-size-complex="12pt"/>
    </style:style>
    <style:style style:name="P6" style:family="paragraph" style:parent-style-name="Standard">
      <style:paragraph-properties style:text-autospace="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 style:position="6.75in"/>
          <style:tab-stop style:position="7in"/>
          <style:tab-stop style:position="7.25in"/>
          <style:tab-stop style:position="7.5in"/>
          <style:tab-stop style:position="7.75in"/>
          <style:tab-stop style:position="8in"/>
        </style:tab-stops>
      </style:paragraph-properties>
      <style:text-properties style:font-name="Arial" fo:font-size="12pt" style:font-name-asian="Segoe Print" style:font-size-asian="12pt" style:font-name-complex="Segoe Print" style:font-size-complex="12pt"/>
    </style:style>
    <style:style style:name="P7" style:family="paragraph" style:parent-style-name="Standard">
      <style:paragraph-properties style:text-autospace="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 style:position="6.75in"/>
          <style:tab-stop style:position="7in"/>
          <style:tab-stop style:position="7.25in"/>
          <style:tab-stop style:position="7.5in"/>
          <style:tab-stop style:position="7.75in"/>
          <style:tab-stop style:position="8in"/>
        </style:tab-stops>
      </style:paragraph-properties>
      <style:text-properties style:font-name="Arial" fo:font-size="12pt" style:font-size-asian="12pt" style:font-size-complex="12pt"/>
    </style:style>
    <style:style style:name="P8" style:family="paragraph" style:parent-style-name="Standard">
      <style:paragraph-properties style:text-autospace="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 style:position="6.75in"/>
          <style:tab-stop style:position="7in"/>
          <style:tab-stop style:position="7.25in"/>
          <style:tab-stop style:position="7.5in"/>
          <style:tab-stop style:position="7.75in"/>
          <style:tab-stop style:position="8in"/>
        </style:tab-stops>
      </style:paragraph-properties>
      <style:text-properties style:font-name="Arial" fo:font-size="12pt" fo:language="en" fo:country="none" style:font-name-asian="Segoe Print" style:font-size-asian="12pt" style:font-name-complex="Segoe Print" style:font-size-complex="12pt"/>
    </style:style>
    <style:style style:name="T1" style:family="text">
      <style:text-properties fo:language="en" fo:country="US" style:font-name-asian="Segoe Print" style:font-name-complex="Segoe Print"/>
    </style:style>
    <style:style style:name="T2" style:family="text">
      <style:text-properties fo:language="en" fo:country="none" style:font-name-asian="Segoe Print" style:font-name-complex="Segoe Print"/>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art of appdynamics RUM</text:p>
      <text:p text:style-name="P7"><text:span text:style-name="T1">- </text:span><text:span text:style-name="T2">Page views with JavaScript Errors per minute</text:span></text:p>
      <text:p text:style-name="P7"><text:span text:style-name="T1">- </text:span><text:span text:style-name="T2">Iframe Requests per Minute</text:span></text:p>
      <text:p text:style-name="P7"><text:span text:style-name="T1">- </text:span><text:span text:style-name="T2">Ajax Requests per Minute</text:span></text:p>
      <text:p text:style-name="P7"><text:span text:style-name="T1">- </text:span><text:span text:style-name="T2">Ajax Request</text:span><text:span text:style-name="T1"> Errors</text:span><text:span text:style-name="T2"> per Minute</text:span></text:p>
      <text:p text:style-name="P5">- Scripts + images + resources per Pageview</text:p>
      <text:p text:style-name="P8"/>
      <text:p text:style-name="P5">Caveat - Doesnt work with some browsers (Opera mini major)</text:p>
      <text:p text:style-name="P5"/>
      <text:p text:style-name="P5">Boomr needs <text:s/>to <text:s/>be placed in all pages that require <text:s/>to <text:s/>be timed. If we just need BW info then play it at entry points as you said.. Save bw in cookie and fetch from there if cookie available. Industry standard is 1 week. [ to <text:s/>be noted that BW test needs a lot of data so can be a bottleneck]</text:p>
      <text:p text:style-name="P5"/>
      <text:p text:style-name="P5">Apache captures the user agent data, so we have browser and OS etc. But boomr adds this by default so not much we can do here. Can pull geographic data from apache itself. </text:p>
      <text:p text:style-name="P5"/>
      <text:p text:style-name="P5">By itself, data may not be very useful, but we can correlate fields <text:s/>to <text:s/>understand our demographic better. </text:p>
      <text:p text:style-name="P5"/>
      <text:p text:style-name="P5"/>
      <text:p text:style-name="P5"/>
      <text:p text:style-name="P1">the slowest browsers in terms of <text:s/>to tal end-user response time.</text:p>
      <text:list xml:id="list5599209605580649323" text:style-name="L1">
        <text:list-item>
          <text:p text:style-name="P2">the slowest browsers <text:s/>to <text:s/>render the response page.</text:p>
        </text:list-item>
        <text:list-item>
          <text:p text:style-name="P2">the browsers that most of your end users use.</text:p>
        </text:list-item>
        <text:list-item>
          <text:p text:style-name="P2">the browsers that most of your end users use in a particular country or region.</text:p>
        </text:list-item>
      </text:list>
      <text:p text:style-name="P5"/>
      <text:p text:style-name="P1">The slowest devices in terms of <text:s/>to tal end-user response time</text:p>
      <text:list xml:id="list6529868658183775672" text:style-name="L3">
        <text:list-item>
          <text:p text:style-name="P3">The slowest devices <text:s/>to <text:s/>connect <text:s/>to <text:s/>the server</text:p>
        </text:list-item>
        <text:list-item>
          <text:p text:style-name="P3">The devices that most of your end users use</text:p>
        </text:list-item>
        <text:list-item>
          <text:p text:style-name="P4">The devices that most of your end users use in a particular country or region</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Mangal1" svg:font-family="Mangal"/>
    <style:font-face style:name="OpenSymbol" svg:font-family="OpenSymbol"/>
    <style:font-face style:name="Segoe Print" svg:font-family="'Segoe Print'"/>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nak Kabara</meta:initial-creator>
    <meta:creation-date>2016-08-10T15:13:53.91</meta:creation-date>
    <meta:document-statistic meta:table-count="0" meta:image-count="0" meta:object-count="0" meta:page-count="1" meta:paragraph-count="18" meta:word-count="250" meta:character-count="1306"/>
    <dc:date>2016-08-10T15:14:55.73</dc:date>
    <dc:creator>Kanak Kabara</dc:creator>
    <meta:editing-duration>PT1M2S</meta:editing-duration>
    <meta:editing-cycles>1</meta:editing-cycles>
    <meta:generator>OpenOffice/4.1.1$Win32 OpenOffice.org_project/411m6$Build-9775</meta:generator>
  </office:meta>
</office:document-meta>
</file>